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D=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CR=</text:p>
          </table:table-cell>
          <table:table-cell office:value-type="float" office:value="2617246" calcext:value-type="float">
            <text:p>2617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ef=</text:p>
          </table:table-cell>
          <table:table-cell table:formula="of:=24*10^6" office:value-type="float" office:value="24000000" calcext:value-type="float">
            <text:p>24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UDIOCORECLK=</text:p>
          </table:table-cell>
          <table:table-cell table:formula="of:=[.B3]*([.B1]+1+[.B2]/2^22)" office:value-type="float" office:value="638976001.739502" calcext:value-type="float">
            <text:p>638976001.739502</text:p>
          </table:table-cell>
          <table:table-cell table:formula="of:=[.B4]/10^6" office:value-type="float" office:value="638.976001739502" calcext:value-type="float">
            <text:p>638.9760017395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office:value-type="string" calcext:value-type="string">
            <text:p>QDAUDIO=</text:p>
          </table:table-cell>
          <table:table-cell office:value-type="float" office:value="26" calcext:value-type="float">
            <text:p>2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DIV=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UDIOPINCLK=</text:p>
          </table:table-cell>
          <table:table-cell table:formula="of:=[.B4]/([.B5]*[.B6])" office:value-type="float" office:value="12288000.033452" calcext:value-type="float">
            <text:p>12288000.03345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udio</text:p>
          </table:table-cell>
          <table:table-cell table:formula="of:=[.B3]*(([.B1]+1)+[.B2]/2^22)/([.B6]*[.B5])" office:value-type="float" office:value="12288000.033452" calcext:value-type="float">
            <text:p>12288000.0334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3:30:39.127005316</meta:creation-date>
    <dc:date>2018-12-05T20:56:09.438954683</dc:date>
    <meta:editing-duration>P7DT7H55M7S</meta:editing-duration>
    <meta:editing-cycles>2</meta:editing-cycles>
    <meta:generator>LibreOffice/4.2.8.2$Linux_X86_64 LibreOffice_project/420m0$Build-2</meta:generator>
    <meta:document-statistic meta:table-count="1" meta:cell-count="18" meta:object-count="0"/>
  </office:meta>
</office:document-meta>
</file>